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256cm" fo:min-width="22.326cm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000000" draw:marker-end="" draw:marker-end-width="0.3cm" draw:fill="solid" draw:fill-color="#eeeeee" draw:textarea-vertical-align="middle"/>
    </style:style>
    <style:style style:name="gr3" style:family="graphic" style:parent-style-name="standard">
      <style:graphic-properties svg:stroke-color="#000000" draw:fill-color="#999999" draw:opacity="51%" draw:textarea-horizontal-align="justify" draw:textarea-vertical-align="middle" draw:auto-grow-height="false" fo:min-height="2.292cm" fo:min-width="1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31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-color="#999999" draw:opacity="51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Iosevka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Iosevka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Iosevka"/>
    </style:style>
    <style:style style:name="T2" style:family="text">
      <style:text-properties fo:color="#c9211e" style:font-name="Iosevk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2.54cm" svg:x="2.54cm" svg:y="6.2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39cm" svg:y1="6.296cm" svg:x2="4.39cm" svg:y2="8.836cm">
          <text:p/>
        </draw:line>
        <draw:line draw:style-name="gr2" draw:text-style-name="P2" draw:layer="layout" svg:x1="13.99cm" svg:y1="6.296cm" svg:x2="13.99cm" svg:y2="8.836cm">
          <text:p/>
        </draw:line>
        <draw:custom-shape draw:style-name="gr3" draw:text-style-name="P3" draw:layer="layout" svg:width="11.5cm" svg:height="2.542cm" svg:x="6.315cm" svg:y="6.2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11.176cm" draw:transform="rotate (-1.5707963267949) translate (13.716cm 5.109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out" svg:width="0.762cm" svg:height="11.176cm" draw:transform="rotate (-1.5707963267949) translate (25.416cm 5.11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out" svg:width="0.762cm" svg:height="11.176cm" draw:transform="rotate (1.5707963267949) translate (6.604cm 9.972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762cm" svg:height="3.81cm" draw:transform="rotate (1.5707963267949) translate (2.54cm 9.972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1.97cm" svg:height="1.047cm" svg:x="11.811cm" svg:y="9.852cm">
          <draw:text-box>
            <text:p><text:span text:style-name="T1">v</text:span></text:p>
          </draw:text-box>
        </draw:frame>
        <draw:frame draw:style-name="gr6" draw:text-style-name="P5" draw:layer="layout" svg:width="1.97cm" svg:height="1.047cm" svg:x="19.196cm" svg:y="4.264cm">
          <draw:text-box>
            <text:p><text:span text:style-name="T1">m1</text:span></text:p>
          </draw:text-box>
        </draw:frame>
        <draw:frame draw:style-name="gr6" draw:text-style-name="P5" draw:layer="layout" svg:width="1.97cm" svg:height="1.047cm" svg:x="7.512cm" svg:y="4.187cm">
          <draw:text-box>
            <text:p><text:span text:style-name="T1">m0</text:span></text:p>
          </draw:text-box>
        </draw:frame>
        <draw:frame draw:style-name="gr7" draw:text-style-name="P5" draw:layer="layout" svg:width="2.478cm" svg:height="1.049cm" svg:x="3.302cm" svg:y="9.906cm">
          <draw:text-box>
            <text:p><text:span text:style-name="T1">offset</text:span></text:p>
          </draw:text-box>
        </draw:frame>
        <draw:line draw:style-name="gr2" draw:text-style-name="P2" draw:layer="layout" svg:x1="6.315cm" svg:y1="6.296cm" svg:x2="6.315cm" svg:y2="8.836cm">
          <text:p/>
        </draw:line>
        <draw:line draw:style-name="gr2" draw:text-style-name="P2" draw:layer="layout" svg:x1="10.165cm" svg:y1="6.296cm" svg:x2="10.165cm" svg:y2="8.836cm">
          <text:p/>
        </draw:line>
        <draw:line draw:style-name="gr2" draw:text-style-name="P2" draw:layer="layout" svg:x1="8.24cm" svg:y1="6.296cm" svg:x2="8.24cm" svg:y2="8.836cm">
          <text:p/>
        </draw:line>
        <draw:line draw:style-name="gr2" draw:text-style-name="P2" draw:layer="layout" svg:x1="12.09cm" svg:y1="6.296cm" svg:x2="12.09cm" svg:y2="8.836cm">
          <text:p/>
        </draw:line>
        <draw:line draw:style-name="gr2" draw:text-style-name="P2" draw:layer="layout" svg:x1="15.89cm" svg:y1="6.296cm" svg:x2="15.89cm" svg:y2="8.836cm">
          <text:p/>
        </draw:line>
        <draw:line draw:style-name="gr2" draw:text-style-name="P2" draw:layer="layout" svg:x1="17.815cm" svg:y1="6.296cm" svg:x2="17.815cm" svg:y2="8.836cm">
          <text:p/>
        </draw:line>
        <draw:line draw:style-name="gr2" draw:text-style-name="P2" draw:layer="layout" svg:x1="21.665cm" svg:y1="6.296cm" svg:x2="21.665cm" svg:y2="8.836cm">
          <text:p/>
        </draw:line>
        <draw:line draw:style-name="gr2" draw:text-style-name="P2" draw:layer="layout" svg:x1="19.74cm" svg:y1="6.296cm" svg:x2="19.74cm" svg:y2="8.836cm">
          <text:p/>
        </draw:line>
        <draw:line draw:style-name="gr2" draw:text-style-name="P2" draw:layer="layout" svg:x1="23.59cm" svg:y1="6.296cm" svg:x2="23.59cm" svg:y2="8.836cm">
          <text:p/>
        </draw:line>
        <draw:frame draw:style-name="gr6" draw:text-style-name="P5" draw:layer="layout" svg:width="2.032cm" svg:height="1.047cm" svg:x="2.54cm" svg:y="7.112cm">
          <draw:text-box>
            <text:p><text:span text:style-name="T1">0x88</text:span></text:p>
          </draw:text-box>
        </draw:frame>
        <draw:frame draw:style-name="gr6" draw:text-style-name="P5" draw:layer="layout" svg:width="2.032cm" svg:height="1.047cm" svg:x="4.44cm" svg:y="7.113cm">
          <draw:text-box>
            <text:p><text:span text:style-name="T1">0xd1</text:span></text:p>
          </draw:text-box>
        </draw:frame>
        <draw:frame draw:style-name="gr6" draw:text-style-name="P6" draw:layer="layout" svg:width="2.032cm" svg:height="1.047cm" svg:x="6.34cm" svg:y="7.113cm">
          <draw:text-box>
            <text:p><text:span text:style-name="T2">0x1f</text:span></text:p>
          </draw:text-box>
        </draw:frame>
        <draw:frame draw:style-name="gr6" draw:text-style-name="P6" draw:layer="layout" svg:width="2.032cm" svg:height="1.047cm" svg:x="8.48cm" svg:y="6.968cm">
          <draw:text-box>
            <text:p><text:span text:style-name="T2">...</text:span></text:p>
          </draw:text-box>
        </draw:frame>
        <draw:frame draw:style-name="gr6" draw:text-style-name="P6" draw:layer="layout" svg:width="2.032cm" svg:height="1.047cm" svg:x="10.24cm" svg:y="7.113cm">
          <draw:text-box>
            <text:p><text:span text:style-name="T2">0xb7</text:span></text:p>
          </draw:text-box>
        </draw:frame>
        <draw:frame draw:style-name="gr6" draw:text-style-name="P6" draw:layer="layout" svg:width="2.032cm" svg:height="1.047cm" svg:x="12.14cm" svg:y="7.113cm">
          <draw:text-box>
            <text:p><text:span text:style-name="T2">0x23</text:span></text:p>
          </draw:text-box>
        </draw:frame>
        <draw:frame draw:style-name="gr6" draw:text-style-name="P6" draw:layer="layout" svg:width="2.032cm" svg:height="1.047cm" svg:x="14.14cm" svg:y="7.112cm">
          <draw:text-box>
            <text:p><text:span text:style-name="T2">0x6e</text:span></text:p>
          </draw:text-box>
        </draw:frame>
        <draw:frame draw:style-name="gr6" draw:text-style-name="P6" draw:layer="layout" svg:width="2.032cm" svg:height="1.047cm" svg:x="16.04cm" svg:y="7.113cm">
          <draw:text-box>
            <text:p><text:span text:style-name="T2">0x21</text:span></text:p>
          </draw:text-box>
        </draw:frame>
        <draw:frame draw:style-name="gr6" draw:text-style-name="P5" draw:layer="layout" svg:width="2.032cm" svg:height="1.047cm" svg:x="17.94cm" svg:y="7.113cm">
          <draw:text-box>
            <text:p><text:span text:style-name="T1">0xff</text:span></text:p>
          </draw:text-box>
        </draw:frame>
        <draw:frame draw:style-name="gr6" draw:text-style-name="P5" draw:layer="layout" svg:width="1.65cm" svg:height="1.047cm" svg:x="19.972cm" svg:y="7.013cm">
          <draw:text-box>
            <text:p><text:span text:style-name="T1">...</text:span></text:p>
          </draw:text-box>
        </draw:frame>
        <draw:frame draw:style-name="gr6" draw:text-style-name="P5" draw:layer="layout" svg:width="2.032cm" svg:height="1.047cm" svg:x="21.84cm" svg:y="7.113cm">
          <draw:text-box>
            <text:p><text:span text:style-name="T1">0x54</text:span></text:p>
          </draw:text-box>
        </draw:frame>
        <draw:frame draw:style-name="gr6" draw:text-style-name="P5" draw:layer="layout" svg:width="2.032cm" svg:height="1.047cm" svg:x="23.64cm" svg:y="7.114cm">
          <draw:text-box>
            <text:p><text:span text:style-name="T1">0xf9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8:15:23.711507424</meta:creation-date>
    <dc:date>2022-07-15T17:11:20.939984954</dc:date>
    <meta:editing-duration>PT1H5M51S</meta:editing-duration>
    <meta:editing-cycles>7</meta:editing-cycles>
    <meta:generator>LibreOffice/6.4.7.2$Linux_X86_64 LibreOffice_project/40$Build-2</meta:generator>
    <meta:document-statistic meta:object-count="56"/>
  </office:meta>
</office:document-meta>
</file>